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  <style:text-properties fo:color="#000000"/>
    </style:style>
    <style:style style:name="ce11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color="#000000"/>
    </style:style>
    <style:style style:name="ce17" style:family="table-cell" style:parent-style-name="Default" style:data-style-name="N0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  <style:text-properties fo:color="#000000"/>
    </style:style>
    <style:style style:name="ce22" style:family="table-cell" style:parent-style-name="Default" style:data-style-name="N0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000000"/>
    </style:style>
    <style:style style:name="ce24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ff5429" style:text-align-source="fix" style:repeat-content="false" fo:border="0.74pt solid #000000"/>
      <style:paragraph-properties fo:text-align="center" fo:margin-left="0cm"/>
      <style:text-properties fo:color="#000000"/>
    </style:style>
    <style:style style:name="ce27" style:family="table-cell" style:parent-style-name="Default" style:data-style-name="N0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color="#000000"/>
    </style:style>
    <style:style style:name="ce32" style:family="table-cell" style:parent-style-name="Default" style:data-style-name="N0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table:style-name="ce2"/>
          <table:table-cell table:style-name="ce6" office:value-type="string" calcext:value-type="string" table:number-columns-spanned="10" table:number-rows-spanned="1">
            <text:p>Python</text:p>
          </table:table-cell>
          <table:covered-table-cell table:number-columns-repeated="9" table:style-name="ce6"/>
          <table:table-cell table:number-columns-repeated="1637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Iterações</text:p>
          </table:table-cell>
          <table:table-cell table:style-name="ce6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6"/>
          <table:table-cell table:number-columns-repeated="16372"/>
        </table:table-row>
        <table:table-row table:style-name="ro2">
          <table:table-cell/>
          <table:covered-table-cell table:style-name="ce2"/>
          <table:table-cell table:style-name="ce8" office:value-type="string" calcext:value-type="string" table:number-columns-spanned="2" table:number-rows-spanned="1">
            <text:p>512x512</text:p>
          </table:table-cell>
          <table:covered-table-cell table:style-name="ce8"/>
          <table:table-cell table:style-name="ce14" office:value-type="string" calcext:value-type="string" table:number-columns-spanned="2" table:number-rows-spanned="1">
            <text:p>1024x1024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2048x2048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<text:s/>4096x4096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8192x8192</text:p>
          </table:table-cell>
          <table:covered-table-cell table:style-name="ce29"/>
          <table:table-cell table:number-columns-repeated="1637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7.670087" calcext:value-type="float">
            <text:p>7.670087</text:p>
          </table:table-cell>
          <table:table-cell table:style-name="ce9" office:value-type="float" office:value="7.668497" calcext:value-type="float">
            <text:p>7.668497</text:p>
          </table:table-cell>
          <table:table-cell table:style-name="ce15" office:value-type="float" office:value="75.242795" calcext:value-type="float">
            <text:p>75.242795</text:p>
          </table:table-cell>
          <table:table-cell table:style-name="ce15" office:value-type="float" office:value="75.227619" calcext:value-type="float">
            <text:p>75.227619</text:p>
          </table:table-cell>
          <table:table-cell table:style-name="ce20" office:value-type="float" office:value="684.369546" calcext:value-type="float">
            <text:p>684.369546</text:p>
          </table:table-cell>
          <table:table-cell table:style-name="ce20" office:value-type="float" office:value="684.272743" calcext:value-type="float">
            <text:p>684.272743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9" office:value-type="float" office:value="7.721842" calcext:value-type="float">
            <text:p>7.721842</text:p>
          </table:table-cell>
          <table:table-cell table:style-name="ce9" office:value-type="float" office:value="7.72061" calcext:value-type="float">
            <text:p>7.72061</text:p>
          </table:table-cell>
          <table:table-cell table:style-name="ce15" office:value-type="float" office:value="75.320569" calcext:value-type="float">
            <text:p>75.320569</text:p>
          </table:table-cell>
          <table:table-cell table:style-name="ce15" office:value-type="float" office:value="75.312926" calcext:value-type="float">
            <text:p>75.312926</text:p>
          </table:table-cell>
          <table:table-cell table:style-name="ce20" office:value-type="float" office:value="684.490578" calcext:value-type="float">
            <text:p>684.490578</text:p>
          </table:table-cell>
          <table:table-cell table:style-name="ce20" office:value-type="float" office:value="684.415847" calcext:value-type="float">
            <text:p>684.415847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float" office:value="7.559523" calcext:value-type="float">
            <text:p>7.559523</text:p>
          </table:table-cell>
          <table:table-cell table:style-name="ce9" office:value-type="float" office:value="7.558679" calcext:value-type="float">
            <text:p>7.558679</text:p>
          </table:table-cell>
          <table:table-cell table:style-name="ce15" office:value-type="float" office:value="74.609314" calcext:value-type="float">
            <text:p>74.609314</text:p>
          </table:table-cell>
          <table:table-cell table:style-name="ce15" office:value-type="float" office:value="74.601644" calcext:value-type="float">
            <text:p>74.601644</text:p>
          </table:table-cell>
          <table:table-cell table:style-name="ce20" office:value-type="float" office:value="684.375475" calcext:value-type="float">
            <text:p>684.375475</text:p>
          </table:table-cell>
          <table:table-cell table:style-name="ce20" office:value-type="float" office:value="684.324789" calcext:value-type="float">
            <text:p>684.324789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float" office:value="7.579281" calcext:value-type="float">
            <text:p>7.579281</text:p>
          </table:table-cell>
          <table:table-cell table:style-name="ce9" office:value-type="float" office:value="7.578606" calcext:value-type="float">
            <text:p>7.578606</text:p>
          </table:table-cell>
          <table:table-cell table:style-name="ce15" office:value-type="float" office:value="74.339428" calcext:value-type="float">
            <text:p>74.339428</text:p>
          </table:table-cell>
          <table:table-cell table:style-name="ce15" office:value-type="float" office:value="74.331229" calcext:value-type="float">
            <text:p>74.331229</text:p>
          </table:table-cell>
          <table:table-cell table:style-name="ce20" office:value-type="float" office:value="684.365787" calcext:value-type="float">
            <text:p>684.365787</text:p>
          </table:table-cell>
          <table:table-cell table:style-name="ce20" office:value-type="float" office:value="684.284478" calcext:value-type="float">
            <text:p>684.284478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7.71994" calcext:value-type="float">
            <text:p>7.71994</text:p>
          </table:table-cell>
          <table:table-cell table:style-name="ce9" office:value-type="float" office:value="7.719003" calcext:value-type="float">
            <text:p>7.719003</text:p>
          </table:table-cell>
          <table:table-cell table:style-name="ce15" office:value-type="float" office:value="75.106546" calcext:value-type="float">
            <text:p>75.106546</text:p>
          </table:table-cell>
          <table:table-cell table:style-name="ce15" office:value-type="float" office:value="75.096533" calcext:value-type="float">
            <text:p>75.096533</text:p>
          </table:table-cell>
          <table:table-cell table:style-name="ce20" office:value-type="float" office:value="684.359525" calcext:value-type="float">
            <text:p>684.359525</text:p>
          </table:table-cell>
          <table:table-cell table:style-name="ce20" office:value-type="float" office:value="684.274789" calcext:value-type="float">
            <text:p>684.274789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7:.C11])" office:value-type="float" office:value="7.6501346" calcext:value-type="float">
            <text:p>7.6501346</text:p>
          </table:table-cell>
          <table:table-cell table:style-name="ce10" table:formula="of:=AVERAGE([.D7:.D11])" office:value-type="float" office:value="7.649079" calcext:value-type="float">
            <text:p>7.649079</text:p>
          </table:table-cell>
          <table:table-cell table:style-name="ce16" table:formula="of:=AVERAGE([.E7:.E11])" office:value-type="float" office:value="74.9237304" calcext:value-type="float">
            <text:p>74.9237304</text:p>
          </table:table-cell>
          <table:table-cell table:style-name="ce16" table:formula="of:=AVERAGE([.F7:.F11])" office:value-type="float" office:value="74.9139902" calcext:value-type="float">
            <text:p>74.9139902</text:p>
          </table:table-cell>
          <table:table-cell table:style-name="ce21" table:formula="of:=AVERAGE([.G7:.G11])" office:value-type="float" office:value="684.3921822" calcext:value-type="float">
            <text:p>684.3921822</text:p>
          </table:table-cell>
          <table:table-cell table:style-name="ce21" table:formula="of:=AVERAGE([.H7:.H11])" office:value-type="float" office:value="684.3145292" calcext:value-type="float">
            <text:p>684.3145292</text:p>
          </table:table-cell>
          <table:table-cell table:style-name="ce26" table:number-columns-repeated="2"/>
          <table:table-cell table:style-name="ce31" table:number-columns-repeated="2"/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7:.C11])" office:value-type="float" office:value="7.559523" calcext:value-type="float">
            <text:p>7.559523</text:p>
          </table:table-cell>
          <table:table-cell table:style-name="ce10" table:formula="of:=MIN([.D7:.D11])" office:value-type="float" office:value="7.558679" calcext:value-type="float">
            <text:p>7.558679</text:p>
          </table:table-cell>
          <table:table-cell table:style-name="ce16" table:formula="of:=MIN([.E7:.E11])" office:value-type="float" office:value="74.339428" calcext:value-type="float">
            <text:p>74.339428</text:p>
          </table:table-cell>
          <table:table-cell table:style-name="ce16" table:formula="of:=MIN([.F7:.F11])" office:value-type="float" office:value="74.331229" calcext:value-type="float">
            <text:p>74.331229</text:p>
          </table:table-cell>
          <table:table-cell table:style-name="ce21" table:formula="of:=MIN([.G7:.G11])" office:value-type="float" office:value="684.359525" calcext:value-type="float">
            <text:p>684.359525</text:p>
          </table:table-cell>
          <table:table-cell table:style-name="ce21" table:formula="of:=MIN([.H7:.H11])" office:value-type="float" office:value="684.272743" calcext:value-type="float">
            <text:p>684.272743</text:p>
          </table:table-cell>
          <table:table-cell table:style-name="ce26" table:number-columns-repeated="2"/>
          <table:table-cell table:style-name="ce31" table:number-columns-repeated="2"/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7:.C11])" office:value-type="float" office:value="7.721842" calcext:value-type="float">
            <text:p>7.721842</text:p>
          </table:table-cell>
          <table:table-cell table:style-name="ce10" table:formula="of:=MAX([.D7:.D11])" office:value-type="float" office:value="7.72061" calcext:value-type="float">
            <text:p>7.72061</text:p>
          </table:table-cell>
          <table:table-cell table:style-name="ce16" table:formula="of:=MAX([.E7:.E11])" office:value-type="float" office:value="75.320569" calcext:value-type="float">
            <text:p>75.320569</text:p>
          </table:table-cell>
          <table:table-cell table:style-name="ce16" table:formula="of:=MAX([.F7:.F11])" office:value-type="float" office:value="75.312926" calcext:value-type="float">
            <text:p>75.312926</text:p>
          </table:table-cell>
          <table:table-cell table:style-name="ce21" table:formula="of:=MAX([.G7:.G11])" office:value-type="float" office:value="684.490578" calcext:value-type="float">
            <text:p>684.490578</text:p>
          </table:table-cell>
          <table:table-cell table:style-name="ce21" table:formula="of:=MAX([.H7:.H11])" office:value-type="float" office:value="684.415847" calcext:value-type="float">
            <text:p>684.415847</text:p>
          </table:table-cell>
          <table:table-cell table:style-name="ce26" table:number-columns-repeated="2"/>
          <table:table-cell table:style-name="ce31" table:number-columns-repeated="2"/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7:.C11])" office:value-type="float" office:value="0.0768822769518436" calcext:value-type="float">
            <text:p>0.0768822769518436</text:p>
          </table:table-cell>
          <table:table-cell table:style-name="ce10" table:formula="of:=STDEV([.D7:.D11])" office:value-type="float" office:value="0.0766839490864941" calcext:value-type="float">
            <text:p>0.0766839490864941</text:p>
          </table:table-cell>
          <table:table-cell table:style-name="ce16" table:formula="of:=STDEV([.E7:.E11])" office:value-type="float" office:value="0.428068804125344" calcext:value-type="float">
            <text:p>0.428068804125344</text:p>
          </table:table-cell>
          <table:table-cell table:style-name="ce16" table:formula="of:=STDEV([.F7:.F11])" office:value-type="float" office:value="0.426616172754508" calcext:value-type="float">
            <text:p>0.426616172754508</text:p>
          </table:table-cell>
          <table:table-cell table:style-name="ce21" table:formula="of:=STDEV([.G7:.G11])" office:value-type="float" office:value="0.055309268741342" calcext:value-type="float">
            <text:p>0.055309268741342</text:p>
          </table:table-cell>
          <table:table-cell table:style-name="ce21" table:formula="of:=STDEV([.H7:.H11])" office:value-type="float" office:value="0.0604131705855424" calcext:value-type="float">
            <text:p>0.0604131705855424</text:p>
          </table:table-cell>
          <table:table-cell table:style-name="ce26" table:number-columns-repeated="2"/>
          <table:table-cell table:style-name="ce31" table:number-columns-repeated="2"/>
          <table:table-cell table:number-columns-repeated="16372"/>
        </table:table-row>
        <table:table-row table:style-name="ro1">
          <table:table-cell/>
          <table:table-cell table:style-name="Default" table:number-columns-repeated="11"/>
          <table:table-cell table:number-columns-repeated="16372"/>
        </table:table-row>
        <table:table-row table:style-name="ro2">
          <table:table-cell/>
          <table:table-cell table:style-name="ce6"/>
          <table:table-cell table:style-name="ce6" office:value-type="string" calcext:value-type="string" table:number-columns-spanned="10" table:number-rows-spanned="1">
            <text:p>Numpy</text:p>
          </table:table-cell>
          <table:covered-table-cell table:number-columns-repeated="9" table:style-name="ce6"/>
          <table:table-cell table:number-columns-repeated="1637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Iterações</text:p>
          </table:table-cell>
          <table:table-cell table:style-name="ce6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6"/>
          <table:table-cell/>
          <table:table-cell table:style-name="Default" table:number-columns-repeated="11"/>
          <table:table-cell table:number-columns-repeated="16360"/>
        </table:table-row>
        <table:table-row table:style-name="ro2">
          <table:table-cell/>
          <table:covered-table-cell table:style-name="ce3"/>
          <table:table-cell table:style-name="ce8" office:value-type="string" calcext:value-type="string" table:number-columns-spanned="2" table:number-rows-spanned="1">
            <text:p>512x512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1024x1024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2048x2048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<text:s/>4096x4096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8192x8192</text:p>
          </table:table-cell>
          <table:covered-table-cell table:style-name="ce29"/>
          <table:table-cell table:number-columns-repeated="2"/>
          <table:table-cell table:style-name="Default" table:number-columns-repeated="10"/>
          <table:table-cell table:number-columns-repeated="1636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1" office:value-type="float" office:value="0.073156" calcext:value-type="float">
            <text:p>0.073156</text:p>
          </table:table-cell>
          <table:table-cell table:style-name="ce11" office:value-type="float" office:value="0.072766" calcext:value-type="float">
            <text:p>0.072766</text:p>
          </table:table-cell>
          <table:table-cell table:style-name="ce17" office:value-type="float" office:value="0.516963" calcext:value-type="float">
            <text:p>0.516963</text:p>
          </table:table-cell>
          <table:table-cell table:style-name="ce17" office:value-type="float" office:value="0.516533" calcext:value-type="float">
            <text:p>0.516533</text:p>
          </table:table-cell>
          <table:table-cell table:style-name="ce22" office:value-type="float" office:value="4.442023" calcext:value-type="float">
            <text:p>4.442023</text:p>
          </table:table-cell>
          <table:table-cell table:style-name="ce22" office:value-type="float" office:value="4.441858" calcext:value-type="float">
            <text:p>4.441858</text:p>
          </table:table-cell>
          <table:table-cell table:style-name="ce27" office:value-type="float" office:value="35.592079" calcext:value-type="float">
            <text:p>35.592079</text:p>
          </table:table-cell>
          <table:table-cell table:style-name="ce27" office:value-type="float" office:value="35.586309" calcext:value-type="float">
            <text:p>35.586309</text:p>
          </table:table-cell>
          <table:table-cell table:style-name="ce32" office:value-type="float" office:value="280.717225" calcext:value-type="float">
            <text:p>280.717225</text:p>
          </table:table-cell>
          <table:table-cell table:style-name="ce32" office:value-type="float" office:value="280.676821" calcext:value-type="float">
            <text:p>280.676821</text:p>
          </table:table-cell>
          <table:table-cell table:number-columns-repeated="2"/>
          <table:table-cell table:style-name="Default" table:number-columns-repeated="10"/>
          <table:table-cell table:number-columns-repeated="1636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1" office:value-type="float" office:value="0.066973" calcext:value-type="float">
            <text:p>0.066973</text:p>
          </table:table-cell>
          <table:table-cell table:style-name="ce11" office:value-type="float" office:value="0.066933" calcext:value-type="float">
            <text:p>0.066933</text:p>
          </table:table-cell>
          <table:table-cell table:style-name="ce17" office:value-type="float" office:value="0.535487" calcext:value-type="float">
            <text:p>0.535487</text:p>
          </table:table-cell>
          <table:table-cell table:style-name="ce17" office:value-type="float" office:value="0.534953" calcext:value-type="float">
            <text:p>0.534953</text:p>
          </table:table-cell>
          <table:table-cell table:style-name="ce22" office:value-type="float" office:value="4.40797" calcext:value-type="float">
            <text:p>4.40797</text:p>
          </table:table-cell>
          <table:table-cell table:style-name="ce22" office:value-type="float" office:value="4.407494" calcext:value-type="float">
            <text:p>4.407494</text:p>
          </table:table-cell>
          <table:table-cell table:style-name="ce27" office:value-type="float" office:value="35.587569" calcext:value-type="float">
            <text:p>35.587569</text:p>
          </table:table-cell>
          <table:table-cell table:style-name="ce27" office:value-type="float" office:value="35.582078" calcext:value-type="float">
            <text:p>35.582078</text:p>
          </table:table-cell>
          <table:table-cell table:style-name="ce32" office:value-type="float" office:value="281.299764" calcext:value-type="float">
            <text:p>281.299764</text:p>
          </table:table-cell>
          <table:table-cell table:style-name="ce32" office:value-type="float" office:value="281.266266" calcext:value-type="float">
            <text:p>281.266266</text:p>
          </table:table-cell>
          <table:table-cell table:number-columns-repeated="2"/>
          <table:table-cell table:style-name="Default" table:number-columns-repeated="10"/>
          <table:table-cell table:number-columns-repeated="1636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float" office:value="0.059609" calcext:value-type="float">
            <text:p>0.059609</text:p>
          </table:table-cell>
          <table:table-cell table:style-name="ce11" office:value-type="float" office:value="0.059603" calcext:value-type="float">
            <text:p>0.059603</text:p>
          </table:table-cell>
          <table:table-cell table:style-name="ce17" office:value-type="float" office:value="0.485944" calcext:value-type="float">
            <text:p>0.485944</text:p>
          </table:table-cell>
          <table:table-cell table:style-name="ce17" office:value-type="float" office:value="0.485939" calcext:value-type="float">
            <text:p>0.485939</text:p>
          </table:table-cell>
          <table:table-cell table:style-name="ce22" office:value-type="float" office:value="4.358368" calcext:value-type="float">
            <text:p>4.358368</text:p>
          </table:table-cell>
          <table:table-cell table:style-name="ce22" office:value-type="float" office:value="4.357963" calcext:value-type="float">
            <text:p>4.357963</text:p>
          </table:table-cell>
          <table:table-cell table:style-name="ce27" office:value-type="float" office:value="35.275319" calcext:value-type="float">
            <text:p>35.275319</text:p>
          </table:table-cell>
          <table:table-cell table:style-name="ce27" office:value-type="float" office:value="35.272686" calcext:value-type="float">
            <text:p>35.272686</text:p>
          </table:table-cell>
          <table:table-cell table:style-name="ce32" office:value-type="float" office:value="280.881919" calcext:value-type="float">
            <text:p>280.881919</text:p>
          </table:table-cell>
          <table:table-cell table:style-name="ce32" office:value-type="float" office:value="280.847927" calcext:value-type="float">
            <text:p>280.847927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1" office:value-type="float" office:value="0.060598" calcext:value-type="float">
            <text:p>0.060598</text:p>
          </table:table-cell>
          <table:table-cell table:style-name="ce11" office:value-type="float" office:value="0.0606" calcext:value-type="float">
            <text:p>0.0606</text:p>
          </table:table-cell>
          <table:table-cell table:style-name="ce17" office:value-type="float" office:value="0.503286" calcext:value-type="float">
            <text:p>0.503286</text:p>
          </table:table-cell>
          <table:table-cell table:style-name="ce17" office:value-type="float" office:value="0.503084" calcext:value-type="float">
            <text:p>0.503084</text:p>
          </table:table-cell>
          <table:table-cell table:style-name="ce22" office:value-type="float" office:value="4.377687" calcext:value-type="float">
            <text:p>4.377687</text:p>
          </table:table-cell>
          <table:table-cell table:style-name="ce22" office:value-type="float" office:value="4.377189" calcext:value-type="float">
            <text:p>4.377189</text:p>
          </table:table-cell>
          <table:table-cell table:style-name="ce27" office:value-type="float" office:value="35.351016" calcext:value-type="float">
            <text:p>35.351016</text:p>
          </table:table-cell>
          <table:table-cell table:style-name="ce27" office:value-type="float" office:value="35.346818" calcext:value-type="float">
            <text:p>35.346818</text:p>
          </table:table-cell>
          <table:table-cell table:style-name="ce32" office:value-type="float" office:value="280.298054" calcext:value-type="float">
            <text:p>280.298054</text:p>
          </table:table-cell>
          <table:table-cell table:style-name="ce32" office:value-type="float" office:value="280.260248" calcext:value-type="float">
            <text:p>280.260248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1" office:value-type="float" office:value="0.06216" calcext:value-type="float">
            <text:p>0.06216</text:p>
          </table:table-cell>
          <table:table-cell table:style-name="ce11" office:value-type="float" office:value="0.062161" calcext:value-type="float">
            <text:p>0.062161</text:p>
          </table:table-cell>
          <table:table-cell table:style-name="ce17" office:value-type="float" office:value="0.49574" calcext:value-type="float">
            <text:p>0.49574</text:p>
          </table:table-cell>
          <table:table-cell table:style-name="ce17" office:value-type="float" office:value="0.495708" calcext:value-type="float">
            <text:p>0.495708</text:p>
          </table:table-cell>
          <table:table-cell table:style-name="ce22" office:value-type="float" office:value="4.430804" calcext:value-type="float">
            <text:p>4.430804</text:p>
          </table:table-cell>
          <table:table-cell table:style-name="ce22" office:value-type="float" office:value="4.43041" calcext:value-type="float">
            <text:p>4.43041</text:p>
          </table:table-cell>
          <table:table-cell table:style-name="ce27" office:value-type="float" office:value="35.367984" calcext:value-type="float">
            <text:p>35.367984</text:p>
          </table:table-cell>
          <table:table-cell table:style-name="ce27" office:value-type="float" office:value="35.363291" calcext:value-type="float">
            <text:p>35.363291</text:p>
          </table:table-cell>
          <table:table-cell table:style-name="ce32" office:value-type="float" office:value="281.133754" calcext:value-type="float">
            <text:p>281.133754</text:p>
          </table:table-cell>
          <table:table-cell table:style-name="ce32" office:value-type="float" office:value="281.103037" calcext:value-type="float">
            <text:p>281.103037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20:.C24])" office:value-type="float" office:value="0.0644992" calcext:value-type="float">
            <text:p>0.0644992</text:p>
          </table:table-cell>
          <table:table-cell table:style-name="ce10" table:formula="of:=AVERAGE([.D20:.D24])" office:value-type="float" office:value="0.0644126" calcext:value-type="float">
            <text:p>0.0644126</text:p>
          </table:table-cell>
          <table:table-cell table:style-name="ce16" table:formula="of:=AVERAGE([.E20:.E24])" office:value-type="float" office:value="0.507484" calcext:value-type="float">
            <text:p>0.507484</text:p>
          </table:table-cell>
          <table:table-cell table:style-name="ce16" table:formula="of:=AVERAGE([.F20:.F24])" office:value-type="float" office:value="0.5072434" calcext:value-type="float">
            <text:p>0.5072434</text:p>
          </table:table-cell>
          <table:table-cell table:style-name="ce21" table:formula="of:=AVERAGE([.G20:.G24])" office:value-type="float" office:value="4.4033704" calcext:value-type="float">
            <text:p>4.4033704</text:p>
          </table:table-cell>
          <table:table-cell table:style-name="ce21" table:formula="of:=AVERAGE([.H20:.H24])" office:value-type="float" office:value="4.4029828" calcext:value-type="float">
            <text:p>4.4029828</text:p>
          </table:table-cell>
          <table:table-cell table:style-name="ce26" table:formula="of:=AVERAGE([.I20:.I24])" office:value-type="float" office:value="35.4347934" calcext:value-type="float">
            <text:p>35.4347934</text:p>
          </table:table-cell>
          <table:table-cell table:style-name="ce26" table:formula="of:=AVERAGE([.J20:.J24])" office:value-type="float" office:value="35.4302364" calcext:value-type="float">
            <text:p>35.4302364</text:p>
          </table:table-cell>
          <table:table-cell table:style-name="ce31" table:formula="of:=AVERAGE([.K20:.K24])" office:value-type="float" office:value="280.8661432" calcext:value-type="float">
            <text:p>280.8661432</text:p>
          </table:table-cell>
          <table:table-cell table:style-name="ce31" table:formula="of:=AVERAGE([.L20:.L24])" office:value-type="float" office:value="280.8308598" calcext:value-type="float">
            <text:p>280.8308598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20:.C24])" office:value-type="float" office:value="0.059609" calcext:value-type="float">
            <text:p>0.059609</text:p>
          </table:table-cell>
          <table:table-cell table:style-name="ce10" table:formula="of:=MIN([.D20:.D24])" office:value-type="float" office:value="0.059603" calcext:value-type="float">
            <text:p>0.059603</text:p>
          </table:table-cell>
          <table:table-cell table:style-name="ce16" table:formula="of:=MIN([.E20:.E24])" office:value-type="float" office:value="0.485944" calcext:value-type="float">
            <text:p>0.485944</text:p>
          </table:table-cell>
          <table:table-cell table:style-name="ce16" table:formula="of:=MIN([.F20:.F24])" office:value-type="float" office:value="0.485939" calcext:value-type="float">
            <text:p>0.485939</text:p>
          </table:table-cell>
          <table:table-cell table:style-name="ce21" table:formula="of:=MIN([.G20:.G24])" office:value-type="float" office:value="4.358368" calcext:value-type="float">
            <text:p>4.358368</text:p>
          </table:table-cell>
          <table:table-cell table:style-name="ce21" table:formula="of:=MIN([.H20:.H24])" office:value-type="float" office:value="4.357963" calcext:value-type="float">
            <text:p>4.357963</text:p>
          </table:table-cell>
          <table:table-cell table:style-name="ce26" table:formula="of:=MIN([.I20:.I24])" office:value-type="float" office:value="35.275319" calcext:value-type="float">
            <text:p>35.275319</text:p>
          </table:table-cell>
          <table:table-cell table:style-name="ce26" table:formula="of:=MIN([.J20:.J24])" office:value-type="float" office:value="35.272686" calcext:value-type="float">
            <text:p>35.272686</text:p>
          </table:table-cell>
          <table:table-cell table:style-name="ce31" table:formula="of:=MIN([.K20:.K24])" office:value-type="float" office:value="280.298054" calcext:value-type="float">
            <text:p>280.298054</text:p>
          </table:table-cell>
          <table:table-cell table:style-name="ce31" table:formula="of:=MIN([.L20:.L24])" office:value-type="float" office:value="280.260248" calcext:value-type="float">
            <text:p>280.260248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20:.C24])" office:value-type="float" office:value="0.073156" calcext:value-type="float">
            <text:p>0.073156</text:p>
          </table:table-cell>
          <table:table-cell table:style-name="ce10" table:formula="of:=MAX([.D20:.D24])" office:value-type="float" office:value="0.072766" calcext:value-type="float">
            <text:p>0.072766</text:p>
          </table:table-cell>
          <table:table-cell table:style-name="ce16" table:formula="of:=MAX([.E20:.E24])" office:value-type="float" office:value="0.535487" calcext:value-type="float">
            <text:p>0.535487</text:p>
          </table:table-cell>
          <table:table-cell table:style-name="ce16" table:formula="of:=MAX([.F20:.F24])" office:value-type="float" office:value="0.534953" calcext:value-type="float">
            <text:p>0.534953</text:p>
          </table:table-cell>
          <table:table-cell table:style-name="ce21" table:formula="of:=MAX([.G20:.G24])" office:value-type="float" office:value="4.442023" calcext:value-type="float">
            <text:p>4.442023</text:p>
          </table:table-cell>
          <table:table-cell table:style-name="ce21" table:formula="of:=MAX([.H20:.H24])" office:value-type="float" office:value="4.441858" calcext:value-type="float">
            <text:p>4.441858</text:p>
          </table:table-cell>
          <table:table-cell table:style-name="ce26" table:formula="of:=MAX([.I20:.I24])" office:value-type="float" office:value="35.592079" calcext:value-type="float">
            <text:p>35.592079</text:p>
          </table:table-cell>
          <table:table-cell table:style-name="ce26" table:formula="of:=MAX([.J20:.J24])" office:value-type="float" office:value="35.586309" calcext:value-type="float">
            <text:p>35.586309</text:p>
          </table:table-cell>
          <table:table-cell table:style-name="ce31" table:formula="of:=MAX([.K20:.K24])" office:value-type="float" office:value="281.299764" calcext:value-type="float">
            <text:p>281.299764</text:p>
          </table:table-cell>
          <table:table-cell table:style-name="ce31" table:formula="of:=MAX([.L20:.L24])" office:value-type="float" office:value="281.266266" calcext:value-type="float">
            <text:p>281.266266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20:.C24])" office:value-type="float" office:value="0.00560502334517886" calcext:value-type="float">
            <text:p>0.00560502334517886</text:p>
          </table:table-cell>
          <table:table-cell table:style-name="ce10" table:formula="of:=STDEV([.D20:.D24])" office:value-type="float" office:value="0.00545136637000303" calcext:value-type="float">
            <text:p>0.00545136637000303</text:p>
          </table:table-cell>
          <table:table-cell table:style-name="ce16" table:formula="of:=STDEV([.E20:.E24])" office:value-type="float" office:value="0.0193231453831927" calcext:value-type="float">
            <text:p>0.0193231453831927</text:p>
          </table:table-cell>
          <table:table-cell table:style-name="ce16" table:formula="of:=STDEV([.F20:.F24])" office:value-type="float" office:value="0.0190942538555451" calcext:value-type="float">
            <text:p>0.0190942538555451</text:p>
          </table:table-cell>
          <table:table-cell table:style-name="ce21" table:formula="of:=STDEV([.G20:.G24])" office:value-type="float" office:value="0.0351874809314337" calcext:value-type="float">
            <text:p>0.0351874809314337</text:p>
          </table:table-cell>
          <table:table-cell table:style-name="ce21" table:formula="of:=STDEV([.H20:.H24])" office:value-type="float" office:value="0.0352703342442342" calcext:value-type="float">
            <text:p>0.0352703342442342</text:p>
          </table:table-cell>
          <table:table-cell table:style-name="ce26" table:formula="of:=STDEV([.I20:.I24])" office:value-type="float" office:value="0.145768117962398" calcext:value-type="float">
            <text:p>0.145768117962398</text:p>
          </table:table-cell>
          <table:table-cell table:style-name="ce26" table:formula="of:=STDEV([.J20:.J24])" office:value-type="float" office:value="0.144634861410727" calcext:value-type="float">
            <text:p>0.144634861410727</text:p>
          </table:table-cell>
          <table:table-cell table:style-name="ce31" table:formula="of:=STDEV([.K20:.K24])" office:value-type="float" office:value="0.388842315014331" calcext:value-type="float">
            <text:p>0.388842315014331</text:p>
          </table:table-cell>
          <table:table-cell table:style-name="ce31" table:formula="of:=STDEV([.L20:.L24])" office:value-type="float" office:value="0.39155971917409" calcext:value-type="float">
            <text:p>0.39155971917409</text:p>
          </table:table-cell>
          <table:table-cell table:number-columns-repeated="16372"/>
        </table:table-row>
        <table:table-row table:style-name="ro1">
          <table:table-cell/>
          <table:table-cell table:style-name="Default" table:number-columns-repeated="11"/>
          <table:table-cell table:number-columns-repeated="16372"/>
        </table:table-row>
        <table:table-row table:style-name="ro2">
          <table:table-cell/>
          <table:table-cell table:style-name="ce6"/>
          <table:table-cell table:style-name="ce6" office:value-type="string" calcext:value-type="string" table:number-columns-spanned="10" table:number-rows-spanned="1">
            <text:p>C</text:p>
          </table:table-cell>
          <table:covered-table-cell table:number-columns-repeated="9" table:style-name="ce6"/>
          <table:table-cell table:number-columns-repeated="1637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Iterações</text:p>
          </table:table-cell>
          <table:table-cell table:style-name="ce6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6"/>
          <table:table-cell table:number-columns-repeated="16372"/>
        </table:table-row>
        <table:table-row table:style-name="ro2">
          <table:table-cell/>
          <table:covered-table-cell table:style-name="ce7"/>
          <table:table-cell table:style-name="ce8" office:value-type="string" calcext:value-type="string" table:number-columns-spanned="2" table:number-rows-spanned="1">
            <text:p>512x512</text:p>
          </table:table-cell>
          <table:covered-table-cell table:style-name="ce8"/>
          <table:table-cell table:style-name="ce14" office:value-type="string" calcext:value-type="string" table:number-columns-spanned="2" table:number-rows-spanned="1">
            <text:p>1024x1024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2048x2048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<text:s/>4096x4096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8192x8192</text:p>
          </table:table-cell>
          <table:covered-table-cell table:style-name="ce29"/>
          <table:table-cell table:number-columns-repeated="1637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0.397546" calcext:value-type="float">
            <text:p>0.397546</text:p>
          </table:table-cell>
          <table:table-cell table:style-name="ce12" office:value-type="float" office:value="0.396973" calcext:value-type="float">
            <text:p>0.396973</text:p>
          </table:table-cell>
          <table:table-cell table:style-name="ce18" office:value-type="float" office:value="3.623263" calcext:value-type="float">
            <text:p>3.623263</text:p>
          </table:table-cell>
          <table:table-cell table:style-name="ce18" office:value-type="float" office:value="3.622819" calcext:value-type="float">
            <text:p>3.622819</text:p>
          </table:table-cell>
          <table:table-cell table:style-name="ce23" office:value-type="float" office:value="36.836012" calcext:value-type="float">
            <text:p>36.836012</text:p>
          </table:table-cell>
          <table:table-cell table:style-name="ce23" office:value-type="float" office:value="36.831584" calcext:value-type="float">
            <text:p>36.831584</text:p>
          </table:table-cell>
          <table:table-cell table:style-name="ce28" office:value-type="float" office:value="305.958229" calcext:value-type="float">
            <text:p>305.958229</text:p>
          </table:table-cell>
          <table:table-cell table:style-name="ce28" office:value-type="float" office:value="305.903234" calcext:value-type="float">
            <text:p>305.903234</text:p>
          </table:table-cell>
          <table:table-cell table:style-name="ce33" office:value-type="float" office:value="3458.465061" calcext:value-type="float">
            <text:p>3458.465061</text:p>
          </table:table-cell>
          <table:table-cell table:style-name="ce33" office:value-type="float" office:value="3458.043287" calcext:value-type="float">
            <text:p>3458.043287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0.393811" calcext:value-type="float">
            <text:p>0.393811</text:p>
          </table:table-cell>
          <table:table-cell table:style-name="ce12" office:value-type="float" office:value="0.393753" calcext:value-type="float">
            <text:p>0.393753</text:p>
          </table:table-cell>
          <table:table-cell table:style-name="ce18" office:value-type="float" office:value="3.68634" calcext:value-type="float">
            <text:p>3.68634</text:p>
          </table:table-cell>
          <table:table-cell table:style-name="ce18" office:value-type="float" office:value="3.685485" calcext:value-type="float">
            <text:p>3.685485</text:p>
          </table:table-cell>
          <table:table-cell table:style-name="ce23" office:value-type="float" office:value="36.844758" calcext:value-type="float">
            <text:p>36.844758</text:p>
          </table:table-cell>
          <table:table-cell table:style-name="ce23" office:value-type="float" office:value="36.841001" calcext:value-type="float">
            <text:p>36.841001</text:p>
          </table:table-cell>
          <table:table-cell table:style-name="ce28" office:value-type="float" office:value="305.739261" calcext:value-type="float">
            <text:p>305.739261</text:p>
          </table:table-cell>
          <table:table-cell table:style-name="ce28" office:value-type="float" office:value="305.69851" calcext:value-type="float">
            <text:p>305.69851</text:p>
          </table:table-cell>
          <table:table-cell table:style-name="ce33" office:value-type="float" office:value="3461.145786" calcext:value-type="float">
            <text:p>3461.145786</text:p>
          </table:table-cell>
          <table:table-cell table:style-name="ce33" office:value-type="float" office:value="3460.84015" calcext:value-type="float">
            <text:p>3460.84015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0.394105" calcext:value-type="float">
            <text:p>0.394105</text:p>
          </table:table-cell>
          <table:table-cell table:style-name="ce12" office:value-type="float" office:value="0.394082" calcext:value-type="float">
            <text:p>0.394082</text:p>
          </table:table-cell>
          <table:table-cell table:style-name="ce18" office:value-type="float" office:value="3.636075" calcext:value-type="float">
            <text:p>3.636075</text:p>
          </table:table-cell>
          <table:table-cell table:style-name="ce18" office:value-type="float" office:value="3.63538" calcext:value-type="float">
            <text:p>3.63538</text:p>
          </table:table-cell>
          <table:table-cell table:style-name="ce23" office:value-type="float" office:value="36.779294" calcext:value-type="float">
            <text:p>36.779294</text:p>
          </table:table-cell>
          <table:table-cell table:style-name="ce23" office:value-type="float" office:value="36.775808" calcext:value-type="float">
            <text:p>36.775808</text:p>
          </table:table-cell>
          <table:table-cell table:style-name="ce28" office:value-type="float" office:value="306.105848" calcext:value-type="float">
            <text:p>306.105848</text:p>
          </table:table-cell>
          <table:table-cell table:style-name="ce28" office:value-type="float" office:value="305.954801" calcext:value-type="float">
            <text:p>305.954801</text:p>
          </table:table-cell>
          <table:table-cell table:style-name="ce33" office:value-type="float" office:value="3459.101548" calcext:value-type="float">
            <text:p>3459.101548</text:p>
          </table:table-cell>
          <table:table-cell table:style-name="ce33" office:value-type="float" office:value="3458.506878" calcext:value-type="float">
            <text:p>3458.506878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float" office:value="0.389687" calcext:value-type="float">
            <text:p>0.389687</text:p>
          </table:table-cell>
          <table:table-cell table:style-name="ce12" office:value-type="float" office:value="0.389679" calcext:value-type="float">
            <text:p>0.389679</text:p>
          </table:table-cell>
          <table:table-cell table:style-name="ce18" office:value-type="float" office:value="3.612277" calcext:value-type="float">
            <text:p>3.612277</text:p>
          </table:table-cell>
          <table:table-cell table:style-name="ce18" office:value-type="float" office:value="3.611396" calcext:value-type="float">
            <text:p>3.611396</text:p>
          </table:table-cell>
          <table:table-cell table:style-name="ce23" office:value-type="float" office:value="36.755775" calcext:value-type="float">
            <text:p>36.755775</text:p>
          </table:table-cell>
          <table:table-cell table:style-name="ce23" office:value-type="float" office:value="36.752832" calcext:value-type="float">
            <text:p>36.752832</text:p>
          </table:table-cell>
          <table:table-cell table:style-name="ce28" office:value-type="float" office:value="305.952175" calcext:value-type="float">
            <text:p>305.952175</text:p>
          </table:table-cell>
          <table:table-cell table:style-name="ce28" office:value-type="float" office:value="305.915154" calcext:value-type="float">
            <text:p>305.91515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float" office:value="0.396492" calcext:value-type="float">
            <text:p>0.396492</text:p>
          </table:table-cell>
          <table:table-cell table:style-name="ce12" office:value-type="float" office:value="0.396413" calcext:value-type="float">
            <text:p>0.396413</text:p>
          </table:table-cell>
          <table:table-cell table:style-name="ce18" office:value-type="float" office:value="3.624356" calcext:value-type="float">
            <text:p>3.624356</text:p>
          </table:table-cell>
          <table:table-cell table:style-name="ce18" office:value-type="float" office:value="3.623979" calcext:value-type="float">
            <text:p>3.623979</text:p>
          </table:table-cell>
          <table:table-cell table:style-name="ce23" office:value-type="float" office:value="36.802347" calcext:value-type="float">
            <text:p>36.802347</text:p>
          </table:table-cell>
          <table:table-cell table:style-name="ce23" office:value-type="float" office:value="36.798869" calcext:value-type="float">
            <text:p>36.798869</text:p>
          </table:table-cell>
          <table:table-cell table:style-name="ce28" office:value-type="float" office:value="305.951295" calcext:value-type="float">
            <text:p>305.951295</text:p>
          </table:table-cell>
          <table:table-cell table:style-name="ce28" office:value-type="float" office:value="305.912541" calcext:value-type="float">
            <text:p>305.91254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33:.C37])" office:value-type="float" office:value="0.3943282" calcext:value-type="float">
            <text:p>0.3943282</text:p>
          </table:table-cell>
          <table:table-cell table:style-name="ce10" table:formula="of:=AVERAGE([.D33:.D37])" office:value-type="float" office:value="0.39418" calcext:value-type="float">
            <text:p>0.39418</text:p>
          </table:table-cell>
          <table:table-cell table:style-name="ce16" table:formula="of:=AVERAGE([.E33:.E37])" office:value-type="float" office:value="3.6364622" calcext:value-type="float">
            <text:p>3.6364622</text:p>
          </table:table-cell>
          <table:table-cell table:style-name="ce16" table:formula="of:=AVERAGE([.F33:.F37])" office:value-type="float" office:value="3.6358118" calcext:value-type="float">
            <text:p>3.6358118</text:p>
          </table:table-cell>
          <table:table-cell table:style-name="ce21" table:formula="of:=AVERAGE([.G33:.G37])" office:value-type="float" office:value="36.8036372" calcext:value-type="float">
            <text:p>36.8036372</text:p>
          </table:table-cell>
          <table:table-cell table:style-name="ce21" table:formula="of:=AVERAGE([.H33:.H37])" office:value-type="float" office:value="36.8000188" calcext:value-type="float">
            <text:p>36.8000188</text:p>
          </table:table-cell>
          <table:table-cell table:style-name="ce26" table:formula="of:=AVERAGE([.I33:.I37])" office:value-type="float" office:value="305.9413616" calcext:value-type="float">
            <text:p>305.9413616</text:p>
          </table:table-cell>
          <table:table-cell table:style-name="ce26" table:formula="of:=AVERAGE([.J33:.J37])" office:value-type="float" office:value="305.876848" calcext:value-type="float">
            <text:p>305.876848</text:p>
          </table:table-cell>
          <table:table-cell table:style-name="ce31" table:formula="of:=AVERAGE([.K33:.K35])" office:value-type="float" office:value="3459.57079833333" calcext:value-type="float">
            <text:p>3459.57079833333</text:p>
          </table:table-cell>
          <table:table-cell table:style-name="ce31" table:formula="of:=AVERAGE([.L33:.L35])" office:value-type="float" office:value="3459.130105" calcext:value-type="float">
            <text:p>3459.130105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33:.C37])" office:value-type="float" office:value="0.389687" calcext:value-type="float">
            <text:p>0.389687</text:p>
          </table:table-cell>
          <table:table-cell table:style-name="ce10" table:formula="of:=MIN([.D33:.D37])" office:value-type="float" office:value="0.389679" calcext:value-type="float">
            <text:p>0.389679</text:p>
          </table:table-cell>
          <table:table-cell table:style-name="ce16" table:formula="of:=MIN([.E33:.E37])" office:value-type="float" office:value="3.612277" calcext:value-type="float">
            <text:p>3.612277</text:p>
          </table:table-cell>
          <table:table-cell table:style-name="ce16" table:formula="of:=MIN([.F33:.F37])" office:value-type="float" office:value="3.611396" calcext:value-type="float">
            <text:p>3.611396</text:p>
          </table:table-cell>
          <table:table-cell table:style-name="ce21" table:formula="of:=MIN([.G33:.G37])" office:value-type="float" office:value="36.755775" calcext:value-type="float">
            <text:p>36.755775</text:p>
          </table:table-cell>
          <table:table-cell table:style-name="ce21" table:formula="of:=MIN([.H33:.H37])" office:value-type="float" office:value="36.752832" calcext:value-type="float">
            <text:p>36.752832</text:p>
          </table:table-cell>
          <table:table-cell table:style-name="ce26" table:formula="of:=MIN([.I33:.I37])" office:value-type="float" office:value="305.739261" calcext:value-type="float">
            <text:p>305.739261</text:p>
          </table:table-cell>
          <table:table-cell table:style-name="ce26" table:formula="of:=MIN([.J33:.J37])" office:value-type="float" office:value="305.69851" calcext:value-type="float">
            <text:p>305.69851</text:p>
          </table:table-cell>
          <table:table-cell table:style-name="ce31" table:formula="of:=MIN([.K33:.K35])" office:value-type="float" office:value="3458.465061" calcext:value-type="float">
            <text:p>3458.465061</text:p>
          </table:table-cell>
          <table:table-cell table:style-name="ce31" table:formula="of:=MIN([.L33:.L35])" office:value-type="float" office:value="3458.043287" calcext:value-type="float">
            <text:p>3458.043287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33:.C37])" office:value-type="float" office:value="0.397546" calcext:value-type="float">
            <text:p>0.397546</text:p>
          </table:table-cell>
          <table:table-cell table:style-name="ce10" table:formula="of:=MAX([.D33:.D37])" office:value-type="float" office:value="0.396973" calcext:value-type="float">
            <text:p>0.396973</text:p>
          </table:table-cell>
          <table:table-cell table:style-name="ce16" table:formula="of:=MAX([.E33:.E37])" office:value-type="float" office:value="3.68634" calcext:value-type="float">
            <text:p>3.68634</text:p>
          </table:table-cell>
          <table:table-cell table:style-name="ce16" table:formula="of:=MAX([.F33:.F37])" office:value-type="float" office:value="3.685485" calcext:value-type="float">
            <text:p>3.685485</text:p>
          </table:table-cell>
          <table:table-cell table:style-name="ce21" table:formula="of:=MAX([.G33:.G37])" office:value-type="float" office:value="36.844758" calcext:value-type="float">
            <text:p>36.844758</text:p>
          </table:table-cell>
          <table:table-cell table:style-name="ce21" table:formula="of:=MAX([.H33:.H37])" office:value-type="float" office:value="36.841001" calcext:value-type="float">
            <text:p>36.841001</text:p>
          </table:table-cell>
          <table:table-cell table:style-name="ce26" table:formula="of:=MAX([.I33:.I37])" office:value-type="float" office:value="306.105848" calcext:value-type="float">
            <text:p>306.105848</text:p>
          </table:table-cell>
          <table:table-cell table:style-name="ce26" table:formula="of:=MAX([.J33:.J37])" office:value-type="float" office:value="305.954801" calcext:value-type="float">
            <text:p>305.954801</text:p>
          </table:table-cell>
          <table:table-cell table:style-name="ce31" table:formula="of:=MAX([.K33:.K37])" office:value-type="float" office:value="3461.145786" calcext:value-type="float">
            <text:p>3461.145786</text:p>
          </table:table-cell>
          <table:table-cell table:style-name="ce31" table:formula="of:=MAX([.L33:.L37])" office:value-type="float" office:value="3460.84015" calcext:value-type="float">
            <text:p>3460.84015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33:.C37])" office:value-type="float" office:value="0.00303703468863956" calcext:value-type="float">
            <text:p>0.00303703468863956</text:p>
          </table:table-cell>
          <table:table-cell table:style-name="ce10" table:formula="of:=STDEV([.D33:.D37])" office:value-type="float" office:value="0.00288262345789388" calcext:value-type="float">
            <text:p>0.00288262345789388</text:p>
          </table:table-cell>
          <table:table-cell table:style-name="ce16" table:formula="of:=STDEV([.E33:.E37])" office:value-type="float" office:value="0.0291275115432128" calcext:value-type="float">
            <text:p>0.0291275115432128</text:p>
          </table:table-cell>
          <table:table-cell table:style-name="ce16" table:formula="of:=STDEV([.F33:.F37])" office:value-type="float" office:value="0.0290369271222008" calcext:value-type="float">
            <text:p>0.0290369271222008</text:p>
          </table:table-cell>
          <table:table-cell table:style-name="ce21" table:formula="of:=STDEV([.G33:.G37])" office:value-type="float" office:value="0.0374969800743996" calcext:value-type="float">
            <text:p>0.0374969800743996</text:p>
          </table:table-cell>
          <table:table-cell table:style-name="ce21" table:formula="of:=STDEV([.H33:.H37])" office:value-type="float" office:value="0.0370472048162886" calcext:value-type="float">
            <text:p>0.0370472048162886</text:p>
          </table:table-cell>
          <table:table-cell table:style-name="ce26" table:formula="of:=STDEV([.I33:.I37])" office:value-type="float" office:value="0.130767484053945" calcext:value-type="float">
            <text:p>0.130767484053945</text:p>
          </table:table-cell>
          <table:table-cell table:style-name="ce26" table:formula="of:=STDEV([.J33:.J37])" office:value-type="float" office:value="0.101634975935935" calcext:value-type="float">
            <text:p>0.101634975935935</text:p>
          </table:table-cell>
          <table:table-cell table:style-name="ce31" table:formula="of:=STDEV([.K33:.K35])" office:value-type="float" office:value="1.40061362905924" calcext:value-type="float">
            <text:p>1.40061362905924</text:p>
          </table:table-cell>
          <table:table-cell table:style-name="ce31" table:formula="of:=STDEV([.L33:.L35])" office:value-type="float" office:value="1.49897284176163" calcext:value-type="float">
            <text:p>1.49897284176163</text:p>
          </table:table-cell>
          <table:table-cell table:number-columns-repeated="16372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3:04:23.620483433</meta:creation-date>
    <dc:date>2026-04-07T15:56:34.217452333</dc:date>
    <meta:editing-duration>PT1H4M27S</meta:editing-duration>
    <meta:editing-cycles>3</meta:editing-cycles>
    <meta:generator>LibreOffice/24.2.7.2$Linux_X86_64 LibreOffice_project/420$Build-2</meta:generator>
    <meta:document-statistic meta:table-count="1" meta:cell-count="285" meta:object-count="0"/>
  </office:meta>
</office:document-meta>
</file>